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AP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Protocolo para intercambio de datos xml comunmente usuado en webser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ntajas</text:p>
                <text:list>
                  <text:list-item>
                    <text:p>No depende de una plataforma ni de un lenguaje</text:p>
                  </text:list-item>
                </text:list>
              </text:list-item>
              <text:list-item>
                <text:p>Desventajas</text:p>
                <text:list>
                  <text:list-item>
                    <text:p>Su soporte para php no es tan bueno como para .net o para java</text:p>
                    <text:p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sd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w3schools.com/xml/xml_wsdl.asp" xlink:type="simple">http://www.w3schools.com/xml/xml_wsdl.asp</text:a></text:p>
              </text:list-item>
              <text:list-item>
                <text:p>WSDL (Web serice despription language)</text:p>
              </text:list-item>
              <text:list-item>
                <text:p><text:a xlink:href="http://osarogabriel.blogspot.mx/2014/03/a-complete-php-soap-server-example.html" xlink:type="simple">http://osarogabriel.blogspot.mx/2014/03/a-complete-php-soap-server-example.html</text:a></text:p>
              </text:list-item>
              <text:list-item>
                <text:p>http://osarogabriel.blogspot.mx/2014/03/a-complete-php-soap-client-example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6T13:09:41.098647338</meta:creation-date>
    <dc:date>2016-09-05T18:00:56.558334834</dc:date>
    <meta:editing-duration>P1DT16H53M53S</meta:editing-duration>
    <meta:editing-cycles>4</meta:editing-cycles>
    <meta:generator>LibreOffice/5.1.3.2$Linux_X86_64 LibreOffice_project/10m0$Build-2</meta:generator>
    <meta:document-statistic meta:object-count="53"/>
  </office:meta>
</office:document-meta>
</file>